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310d" officeooo:paragraph-rsid="000331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21:39:43.086496061</meta:creation-date>
    <dc:date>2019-05-10T21:40:08.247826538</dc:date>
    <meta:editing-duration>PT26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0.7.3$Linux_X86_64 LibreOffice_project/00m0$Build-3</meta:generator>
  </office:meta>
</office:document-meta>
</file>